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275" officeooo:paragraph-rsid="000dd275"/>
    </style:style>
    <style:style style:name="P2" style:family="paragraph" style:parent-style-name="Standard">
      <style:text-properties officeooo:rsid="000de7b7" officeooo:paragraph-rsid="000de7b7"/>
    </style:style>
    <style:style style:name="T1" style:family="text">
      <style:text-properties officeooo:rsid="000de7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n Phillips</text:p>
      <text:p text:style-name="P1">CS 350</text:p>
      <text:p text:style-name="P1"/>
      <text:p text:style-name="P1">1. Why is the LED loop its own thread?</text:p>
      <text:p text:style-name="P1"/>
      <text:p text:style-name="P1">When running the script for the LED-button state machine, the LED thread has to run as a separate thread from main because it is interfacing with outputs that have sleeps, while still needing to process button presses in real time. The sleeps hold the display thread, which would prevent real-time input detection. </text:p>
      <text:p text:style-name="P1"/>
      <text:p text:style-name="P1">2. Why return to the off state after each action?</text:p>
      <text:p text:style-name="P1"/>
      <text:p text:style-name="P1">The state machine uses the initial off state as a neutral state with an ability to change to any other state. No other state can change to another state than the off state, which is a form of security against incorrect GPIO signalling and irrational state changes that could result from a bug or programming error. <text:span text:style-name="T1">It also helps with timing controls and simplifying the event mapping. </text:span></text:p>
      <text:p text:style-name="P1"/>
      <text:p text:style-name="P2">3. How could serial communications be integrated to facilitate message changes to the program?</text:p>
      <text:p text:style-name="P2"/>
      <text:p text:style-name="P2">There could be a menu in command prompt or another computer interface which uses serial communications to allow changes to be made to message one and message two, or to alternate between which is displayed. This would be best done by creating a dedicated thread for menu interfacing, using a decoder to receive a command and process it into a request and a string update. </text:p>
      <text:p text:style-name="P2"/>
      <text:p text:style-name="P2">4. How could the 16x2 display provide debug info to the user when the console is inaccessible?</text:p>
      <text:p text:style-name="P2"/>
      <text:p text:style-name="P2">There could be a new state for error handling by implementing a try and catch over the transmit function’s contents, with a catch state writing the resulting error to the display, i.e. None type detected in morse translation, or Failed to transition from this state to that state. Pressing the button can also reset the state to initial and perhaps still alternate the active message, allowing either message to still display if it does not produce errors. </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21:46:45.913185076</meta:creation-date>
    <dc:date>2025-06-05T22:06:00.126659565</dc:date>
    <meta:editing-duration>PT8M29S</meta:editing-duration>
    <meta:editing-cycles>1</meta:editing-cycles>
    <meta:document-statistic meta:table-count="0" meta:image-count="0" meta:object-count="0" meta:page-count="1" meta:paragraph-count="10" meta:word-count="315" meta:character-count="1825" meta:non-whitespace-character-count="1516"/>
    <meta:generator>LibreOffice/24.2.7.2$Linux_AARCH64 LibreOffice_project/420$Build-2</meta:generator>
  </office:meta>
</office:document-meta>
</file>